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ffffff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413cm" draw:transform="rotate (3.1415926535892) translate (4.302cm 26.146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54cm" svg:height="2.921cm" svg:x="1.762cm" svg:y="20.68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2.54cm" svg:height="3.81cm" svg:x="6.079cm" svg:y="1.762cm"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3587.7197585935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1.184cm" svg:height="0.645cm" svg:x="6.8cm" svg:y="3.032cm">
          <draw:text-box>
            <text:p><text:span text:style-name="T2">[a,b]</text:span></text:p>
          </draw:text-box>
        </draw:frame>
        <draw:frame draw:style-name="gr3" draw:text-style-name="P3" draw:layer="layout" svg:width="1.184cm" svg:height="0.645cm" svg:x="4.555cm" svg:y="2.895cm">
          <draw:text-box>
            <text:p><text:span text:style-name="T2">[a,b]</text:span></text:p>
          </draw:text-box>
        </draw:frame>
        <draw:frame draw:style-name="gr3" draw:text-style-name="P3" draw:layer="layout" svg:width="1.459cm" svg:height="0.645cm" svg:x="4.493cm" svg:y="4.419cm">
          <draw:text-box>
            <text:p><text:span text:style-name="T2">[a,b,c]</text:span></text:p>
          </draw:text-box>
        </draw:frame>
        <draw:frame draw:style-name="gr3" draw:text-style-name="P3" draw:layer="layout" svg:width="1.459cm" svg:height="0.645cm" svg:x="6.652cm" svg:y="4.547cm">
          <draw:text-box>
            <text:p><text:span text:style-name="T2">[a,b,c]</text:span></text:p>
          </draw:text-box>
        </draw:frame>
        <draw:custom-shape draw:style-name="gr1" draw:text-style-name="P1" draw:layer="layout" svg:width="2.54cm" svg:height="2.921cm" svg:x="10.271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4.191cm" svg:x="6.08cm" svg:y="7.223cm"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3103.173431734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7.985cm" svg:y1="9.382cm" svg:x2="11.033cm" svg:y2="9.382cm">
          <text:p/>
        </draw:line>
        <draw:frame draw:style-name="gr3" draw:text-style-name="P3" draw:layer="layout" svg:width="1.184cm" svg:height="0.645cm" svg:x="6.758cm" svg:y="8.493cm">
          <draw:text-box>
            <text:p><text:span text:style-name="T2">[a,b]</text:span></text:p>
          </draw:text-box>
        </draw:frame>
        <draw:frame draw:style-name="gr3" draw:text-style-name="P3" draw:layer="layout" svg:width="1.184cm" svg:height="0.645cm" svg:x="8.874cm" svg:y="8.864cm">
          <draw:text-box>
            <text:p><text:span text:style-name="T2">[a,b]</text:span></text:p>
          </draw:text-box>
        </draw:frame>
        <draw:frame draw:style-name="gr3" draw:text-style-name="P3" draw:layer="layout" svg:width="1.184cm" svg:height="0.645cm" svg:x="11.033cm" svg:y="9.118cm">
          <draw:text-box>
            <text:p><text:span text:style-name="T2">[a,b]</text:span></text:p>
          </draw:text-box>
        </draw:frame>
        <draw:frame draw:style-name="gr3" draw:text-style-name="P3" draw:layer="layout" svg:width="0.9cm" svg:height="0.645cm" svg:x="11.166cm" svg:y="9.753cm">
          <draw:text-box>
            <text:p><text:span text:style-name="T2">+d</text:span></text:p>
          </draw:text-box>
        </draw:frame>
        <draw:frame draw:style-name="gr3" draw:text-style-name="P3" draw:layer="layout" svg:width="1.476cm" svg:height="0.645cm" svg:x="10.971cm" svg:y="10.515cm">
          <draw:text-box>
            <text:p><text:span text:style-name="T2">[a,b,d]</text:span></text:p>
          </draw:text-box>
        </draw:frame>
        <draw:line draw:style-name="gr4" draw:text-style-name="P1" draw:layer="layout" svg:x1="11.033cm" svg:y1="10.906cm" svg:x2="7.985cm" svg:y2="10.906cm">
          <text:p/>
        </draw:line>
        <draw:frame draw:style-name="gr3" draw:text-style-name="P3" draw:layer="layout" svg:width="1.476cm" svg:height="0.645cm" svg:x="8.812cm" svg:y="10.388cm">
          <draw:text-box>
            <text:p><text:span text:style-name="T2">[a,b,d]</text:span></text:p>
          </draw:text-box>
        </draw:frame>
        <draw:frame draw:style-name="gr3" draw:text-style-name="P3" draw:layer="layout" svg:width="1.459cm" svg:height="0.645cm" svg:x="6.621cm" svg:y="10.008cm">
          <draw:text-box>
            <text:p><text:span text:style-name="T2">[a,b,c]</text:span></text:p>
          </draw:text-box>
        </draw:frame>
        <draw:custom-shape draw:style-name="gr5" draw:text-style-name="P2" draw:layer="layout" svg:width="2.54cm" svg:height="0.635cm" svg:x="10.271cm" svg:y="7.858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921cm" svg:x="1.761cm" svg:y="7.98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84cm" svg:height="0.645cm" svg:x="2.204cm" svg:y="8.61cm">
          <draw:text-box>
            <text:p><text:span text:style-name="T2">[a,b]</text:span></text:p>
          </draw:text-box>
        </draw:frame>
        <draw:frame draw:style-name="gr3" draw:text-style-name="P3" draw:layer="layout" svg:width="0.883cm" svg:height="0.645cm" svg:x="2.337cm" svg:y="9.245cm">
          <draw:text-box>
            <text:p><text:span text:style-name="T2">+c</text:span></text:p>
          </draw:text-box>
        </draw:frame>
        <draw:frame draw:style-name="gr3" draw:text-style-name="P3" draw:layer="layout" svg:width="1.459cm" svg:height="0.645cm" svg:x="2.142cm" svg:y="10.007cm">
          <draw:text-box>
            <text:p><text:span text:style-name="T2">[a,b,c]</text:span></text:p>
          </draw:text-box>
        </draw:frame>
        <draw:custom-shape draw:style-name="gr5" draw:text-style-name="P2" draw:layer="layout" svg:width="2.54cm" svg:height="0.635cm" svg:x="1.761cm" svg:y="7.35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87cm" svg:y1="8.874cm" svg:x2="3.539cm" svg:y2="8.874cm">
          <text:p/>
        </draw:line>
        <draw:line draw:style-name="gr4" draw:text-style-name="P1" draw:layer="layout" svg:x1="3.666cm" svg:y1="10.398cm" svg:x2="6.714cm" svg:y2="10.398cm">
          <text:p/>
        </draw:line>
        <draw:custom-shape draw:style-name="gr1" draw:text-style-name="P1" draw:layer="layout" svg:width="2.54cm" svg:height="2.921cm" svg:x="1.762cm" svg:y="2.52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84cm" svg:height="0.645cm" svg:x="2.205cm" svg:y="3.149cm">
          <draw:text-box>
            <text:p><text:span text:style-name="T2">[a,b]</text:span></text:p>
          </draw:text-box>
        </draw:frame>
        <draw:frame draw:style-name="gr3" draw:text-style-name="P3" draw:layer="layout" svg:width="0.883cm" svg:height="0.645cm" svg:x="2.338cm" svg:y="3.784cm">
          <draw:text-box>
            <text:p><text:span text:style-name="T2">+c</text:span></text:p>
          </draw:text-box>
        </draw:frame>
        <draw:frame draw:style-name="gr3" draw:text-style-name="P3" draw:layer="layout" svg:width="1.459cm" svg:height="0.645cm" svg:x="2.143cm" svg:y="4.546cm">
          <draw:text-box>
            <text:p><text:span text:style-name="T2">[a,b,c]</text:span></text:p>
          </draw:text-box>
        </draw:frame>
        <draw:custom-shape draw:style-name="gr5" draw:text-style-name="P2" draw:layer="layout" svg:width="2.54cm" svg:height="0.635cm" svg:x="1.762cm" svg:y="1.889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88cm" svg:y1="3.413cm" svg:x2="3.54cm" svg:y2="3.413cm">
          <text:p/>
        </draw:line>
        <draw:line draw:style-name="gr4" draw:text-style-name="P1" draw:layer="layout" svg:x1="3.667cm" svg:y1="4.937cm" svg:x2="6.715cm" svg:y2="4.937cm">
          <text:p/>
        </draw:line>
        <draw:frame draw:style-name="gr3" draw:text-style-name="P3" draw:layer="layout" svg:width="1.184cm" svg:height="0.645cm" svg:x="4.641cm" svg:y="8.357cm">
          <draw:text-box>
            <text:p><text:span text:style-name="T2">[a,b]</text:span></text:p>
          </draw:text-box>
        </draw:frame>
        <draw:frame draw:style-name="gr3" draw:text-style-name="P3" draw:layer="layout" svg:width="1.459cm" svg:height="0.645cm" svg:x="4.493cm" svg:y="9.881cm">
          <draw:text-box>
            <text:p><text:span text:style-name="T2">[a,b,c]</text:span></text:p>
          </draw:text-box>
        </draw:frame>
        <draw:frame draw:style-name="gr3" draw:text-style-name="P3" draw:layer="layout" svg:width="1.476cm" svg:height="0.645cm" svg:x="6.612cm" svg:y="10.525cm">
          <draw:text-box>
            <text:p><text:span text:style-name="T2">[a,b,d]</text:span></text:p>
          </draw:text-box>
        </draw:frame>
        <draw:custom-shape draw:style-name="gr1" draw:text-style-name="P1" draw:layer="layout" svg:width="2.54cm" svg:height="4.445cm" svg:x="10.271cm" svg:y="14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5.842cm" svg:x="6.08cm" svg:y="12.938cm"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2343.7275372240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7.985cm" svg:y1="16.494cm" svg:x2="11.033cm" svg:y2="16.494cm">
          <text:p/>
        </draw:line>
        <draw:frame draw:style-name="gr3" draw:text-style-name="P3" draw:layer="layout" svg:width="1.184cm" svg:height="0.645cm" svg:x="6.758cm" svg:y="14.208cm">
          <draw:text-box>
            <text:p><text:span text:style-name="T2">[a,b]</text:span></text:p>
          </draw:text-box>
        </draw:frame>
        <draw:frame draw:style-name="gr3" draw:text-style-name="P3" draw:layer="layout" svg:width="1.459cm" svg:height="0.645cm" svg:x="8.874cm" svg:y="15.976cm">
          <draw:text-box>
            <text:p><text:span text:style-name="T2">[a,b,c]</text:span></text:p>
          </draw:text-box>
        </draw:frame>
        <draw:frame draw:style-name="gr3" draw:text-style-name="P3" draw:layer="layout" svg:width="1.459cm" svg:height="0.645cm" svg:x="11.033cm" svg:y="16.23cm">
          <draw:text-box>
            <text:p><text:span text:style-name="T2">[a,b,c]</text:span></text:p>
          </draw:text-box>
        </draw:frame>
        <draw:frame draw:style-name="gr3" draw:text-style-name="P3" draw:layer="layout" svg:width="0.9cm" svg:height="0.645cm" svg:x="11.166cm" svg:y="16.865cm">
          <draw:text-box>
            <text:p><text:span text:style-name="T2">+d</text:span></text:p>
          </draw:text-box>
        </draw:frame>
        <draw:frame draw:style-name="gr3" draw:text-style-name="P3" draw:layer="layout" svg:width="1.751cm" svg:height="0.645cm" svg:x="10.971cm" svg:y="17.627cm">
          <draw:text-box>
            <text:p><text:span text:style-name="T2">[a,b,c,d]</text:span></text:p>
          </draw:text-box>
        </draw:frame>
        <draw:line draw:style-name="gr4" draw:text-style-name="P1" draw:layer="layout" svg:x1="11.033cm" svg:y1="18.018cm" svg:x2="7.985cm" svg:y2="18.018cm">
          <text:p/>
        </draw:line>
        <draw:frame draw:style-name="gr3" draw:text-style-name="P3" draw:layer="layout" svg:width="1.751cm" svg:height="0.645cm" svg:x="8.62cm" svg:y="17.5cm">
          <draw:text-box>
            <text:p><text:span text:style-name="T2">[a,b,c,d]</text:span></text:p>
          </draw:text-box>
        </draw:frame>
        <draw:frame draw:style-name="gr3" draw:text-style-name="P3" draw:layer="layout" svg:width="1.459cm" svg:height="0.645cm" svg:x="6.621cm" svg:y="15.723cm">
          <draw:text-box>
            <text:p><text:span text:style-name="T2">[a,b,c]</text:span></text:p>
          </draw:text-box>
        </draw:frame>
        <draw:custom-shape draw:style-name="gr5" draw:text-style-name="P2" draw:layer="layout" svg:width="2.54cm" svg:height="0.635cm" svg:x="10.271cm" svg:y="13.573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921cm" svg:x="1.761cm" svg:y="1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84cm" svg:height="0.645cm" svg:x="2.204cm" svg:y="14.325cm">
          <draw:text-box>
            <text:p><text:span text:style-name="T2">[a,b]</text:span></text:p>
          </draw:text-box>
        </draw:frame>
        <draw:frame draw:style-name="gr3" draw:text-style-name="P3" draw:layer="layout" svg:width="0.883cm" svg:height="0.645cm" svg:x="2.337cm" svg:y="14.96cm">
          <draw:text-box>
            <text:p><text:span text:style-name="T2">+c</text:span></text:p>
          </draw:text-box>
        </draw:frame>
        <draw:frame draw:style-name="gr3" draw:text-style-name="P3" draw:layer="layout" svg:width="1.459cm" svg:height="0.645cm" svg:x="2.142cm" svg:y="15.722cm">
          <draw:text-box>
            <text:p><text:span text:style-name="T2">[a,b,c]</text:span></text:p>
          </draw:text-box>
        </draw:frame>
        <draw:custom-shape draw:style-name="gr5" draw:text-style-name="P2" draw:layer="layout" svg:width="2.54cm" svg:height="0.635cm" svg:x="1.761cm" svg:y="13.065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87cm" svg:y1="14.589cm" svg:x2="3.539cm" svg:y2="14.589cm">
          <text:p/>
        </draw:line>
        <draw:line draw:style-name="gr4" draw:text-style-name="P1" draw:layer="layout" svg:x1="3.666cm" svg:y1="16.113cm" svg:x2="6.714cm" svg:y2="16.113cm">
          <text:p/>
        </draw:line>
        <draw:frame draw:style-name="gr3" draw:text-style-name="P3" draw:layer="layout" svg:width="1.184cm" svg:height="0.645cm" svg:x="4.641cm" svg:y="14.072cm">
          <draw:text-box>
            <text:p><text:span text:style-name="T2">[a,b]</text:span></text:p>
          </draw:text-box>
        </draw:frame>
        <draw:frame draw:style-name="gr3" draw:text-style-name="P3" draw:layer="layout" svg:width="1.459cm" svg:height="0.645cm" svg:x="4.493cm" svg:y="15.596cm">
          <draw:text-box>
            <text:p><text:span text:style-name="T2">[a,b,c]</text:span></text:p>
          </draw:text-box>
        </draw:frame>
        <draw:line draw:style-name="gr4" draw:text-style-name="P1" draw:layer="layout" svg:x1="7.985cm" svg:y1="14.97cm" svg:x2="11.033cm" svg:y2="14.97cm">
          <text:p/>
        </draw:line>
        <draw:frame draw:style-name="gr3" draw:text-style-name="P3" draw:layer="layout" svg:width="1.751cm" svg:height="0.645cm" svg:x="6.475cm" svg:y="17.637cm">
          <draw:text-box>
            <text:p><text:span text:style-name="T2">[a,b,c,d]</text:span></text:p>
          </draw:text-box>
        </draw:frame>
        <draw:custom-shape draw:style-name="gr6" draw:text-style-name="P1" draw:layer="layout" svg:width="1.016cm" svg:height="1.016cm" draw:transform="rotate (0.7853981633973) translate (8.707cm 14.92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41.59292035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81cm" svg:height="1.016cm" svg:x="7.16cm" svg:y="14.843cm">
          <text:p text:style-name="P4"><text:span text:style-name="T4">L</text:span><text:span text:style-name="T4"><text:line-break/></text:span><text:span text:style-name="T4">O</text:span><text:span text:style-name="T4"><text:line-break/></text:span><text:span text:style-name="T4">C</text:span><text:span text:style-name="T4"><text:line-break/></text:span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81cm" svg:height="1.016cm" svg:x="7.16cm" svg:y="16.621cm">
          <text:p text:style-name="P4"><text:span text:style-name="T4">L</text:span><text:span text:style-name="T4"><text:line-break/></text:span><text:span text:style-name="T4">O</text:span><text:span text:style-name="T4"><text:line-break/></text:span><text:span text:style-name="T4">C</text:span><text:span text:style-name="T4"><text:line-break/></text:span><text:span text:style-name="T4">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09cm" svg:height="0.645cm" svg:x="10.779cm" svg:y="15.214cm">
          <draw:text-box>
            <text:p><text:span text:style-name="T2">...wait...</text:span></text:p>
          </draw:text-box>
        </draw:frame>
        <draw:custom-shape draw:style-name="gr1" draw:text-style-name="P1" draw:layer="layout" svg:width="2.54cm" svg:height="1.651cm" svg:x="10.271cm" svg:y="2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5.842cm" svg:x="6.08cm" svg:y="20.177cm"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1925.9969193907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1.184cm" svg:height="0.645cm" svg:x="6.758cm" svg:y="21.193cm">
          <draw:text-box>
            <text:p><text:span text:style-name="T2">[a,b]</text:span></text:p>
          </draw:text-box>
        </draw:frame>
        <draw:custom-shape draw:style-name="gr5" draw:text-style-name="P2" draw:layer="layout" svg:width="2.54cm" svg:height="0.635cm" svg:x="10.271cm" svg:y="20.558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84cm" svg:height="0.645cm" svg:x="2.204cm" svg:y="21.31cm">
          <draw:text-box>
            <text:p><text:span text:style-name="T2">[a,b]</text:span></text:p>
          </draw:text-box>
        </draw:frame>
        <draw:frame draw:style-name="gr3" draw:text-style-name="P3" draw:layer="layout" svg:width="0.883cm" svg:height="0.645cm" svg:x="2.337cm" svg:y="21.945cm">
          <draw:text-box>
            <text:p><text:span text:style-name="T2">+c</text:span></text:p>
          </draw:text-box>
        </draw:frame>
        <draw:frame draw:style-name="gr3" draw:text-style-name="P3" draw:layer="layout" svg:width="1.459cm" svg:height="0.645cm" svg:x="2.142cm" svg:y="22.707cm">
          <draw:text-box>
            <text:p><text:span text:style-name="T2">[a,b,c]</text:span></text:p>
          </draw:text-box>
        </draw:frame>
        <draw:custom-shape draw:style-name="gr5" draw:text-style-name="P2" draw:layer="layout" svg:width="2.54cm" svg:height="0.635cm" svg:x="1.761cm" svg:y="20.05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87cm" svg:y1="21.574cm" svg:x2="3.539cm" svg:y2="21.574cm">
          <text:p/>
        </draw:line>
        <draw:line draw:style-name="gr4" draw:text-style-name="P1" draw:layer="layout" svg:x1="3.666cm" svg:y1="25.384cm" svg:x2="6.714cm" svg:y2="25.384cm">
          <text:p/>
        </draw:line>
        <draw:frame draw:style-name="gr3" draw:text-style-name="P3" draw:layer="layout" svg:width="1.184cm" svg:height="0.645cm" svg:x="4.641cm" svg:y="21.057cm">
          <draw:text-box>
            <text:p><text:span text:style-name="T2">[a,b]</text:span></text:p>
          </draw:text-box>
        </draw:frame>
        <draw:frame draw:style-name="gr3" draw:text-style-name="P3" draw:layer="layout" svg:width="1.459cm" svg:height="0.645cm" svg:x="4.493cm" svg:y="24.749cm">
          <draw:text-box>
            <text:p><text:span text:style-name="T2">[a,b,c]</text:span></text:p>
          </draw:text-box>
        </draw:frame>
        <draw:line draw:style-name="gr4" draw:text-style-name="P1" draw:layer="layout" svg:x1="7.985cm" svg:y1="21.955cm" svg:x2="11.033cm" svg:y2="21.955cm">
          <text:p/>
        </draw:line>
        <draw:frame draw:style-name="gr3" draw:text-style-name="P3" draw:layer="layout" svg:width="1.459cm" svg:height="0.645cm" svg:x="6.621cm" svg:y="25.003cm">
          <draw:text-box>
            <text:p><text:span text:style-name="T2">[a,b,c]</text:span></text:p>
          </draw:text-box>
        </draw:frame>
        <draw:custom-shape draw:style-name="gr7" draw:text-style-name="P5" draw:layer="layout" svg:width="0.381cm" svg:height="3.302cm" svg:x="7.16cm" svg:y="21.828cm">
          <text:p text:style-name="P4"><text:span text:style-name="T4">L</text:span><text:span text:style-name="T4"><text:line-break/></text:span><text:span text:style-name="T4">O</text:span><text:span text:style-name="T4"><text:line-break/></text:span><text:span text:style-name="T4">C</text:span><text:span text:style-name="T4"><text:line-break/></text:span><text:span text:style-name="T4">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09cm" svg:height="0.645cm" svg:x="10.721cm" svg:y="21.955cm">
          <draw:text-box>
            <text:p><text:span text:style-name="T2">...wait...</text:span></text:p>
          </draw:text-box>
        </draw:frame>
        <draw:frame draw:style-name="gr3" draw:text-style-name="P3" draw:layer="layout" svg:width="1.459cm" svg:height="0.645cm" svg:x="2.143cm" svg:y="24.739cm">
          <draw:text-box>
            <text:p><text:span text:style-name="T2">[a,b,c]</text:span></text:p>
          </draw:text-box>
        </draw:frame>
        <draw:frame draw:style-name="gr3" draw:text-style-name="P3" draw:layer="layout" svg:width="0.599cm" svg:height="1.827cm" svg:x="2.524cm" svg:y="23.088cm">
          <draw:text-box>
            <text:p><text:span text:style-name="T2">.</text:span></text:p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custom-shape draw:style-name="gr6" draw:text-style-name="P1" draw:layer="layout" svg:width="1.016cm" svg:height="1.016cm" draw:transform="rotate (0.7853981633973) translate (8.707cm 21.87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41.59292035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651cm" svg:x="13.065cm" svg:y="22.8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0.635cm" svg:x="13.065cm" svg:y="22.209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09cm" svg:height="0.645cm" svg:x="13.515cm" svg:y="23.606cm">
          <draw:text-box>
            <text:p><text:span text:style-name="T2">...wait...</text:span></text:p>
          </draw:text-box>
        </draw:frame>
        <draw:custom-shape draw:style-name="gr1" draw:text-style-name="P1" draw:layer="layout" svg:width="2.54cm" svg:height="1.651cm" svg:x="10.271cm" svg:y="24.3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0.635cm" svg:x="10.271cm" svg:y="23.733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09cm" svg:height="0.645cm" svg:x="10.721cm" svg:y="25.13cm">
          <draw:text-box>
            <text:p><text:span text:style-name="T2">...wait...</text:span></text:p>
          </draw:text-box>
        </draw:frame>
        <draw:line draw:style-name="gr4" draw:text-style-name="P1" draw:layer="layout" svg:x1="7.985cm" svg:y1="23.352cm" svg:x2="13.7cm" svg:y2="23.352cm">
          <text:p/>
        </draw:line>
        <draw:custom-shape draw:style-name="gr6" draw:text-style-name="P1" draw:layer="layout" svg:width="1.016cm" svg:height="1.016cm" draw:transform="rotate (0.7853981633973) translate (9.001cm 23.26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41.59292035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985cm" svg:y1="24.661cm" svg:x2="11.033cm" svg:y2="24.661cm">
          <text:p/>
        </draw:line>
        <draw:custom-shape draw:style-name="gr6" draw:text-style-name="P1" draw:layer="layout" svg:width="1.016cm" svg:height="1.016cm" draw:transform="rotate (0.7853981633973) translate (8.707cm 24.5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41.59292035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.54cm" svg:height="1.016cm" svg:x="10.271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4.191cm" svg:x="6.08cm" svg:y="2.27cm"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3103.173431734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1.184cm" svg:height="0.645cm" svg:x="6.758cm" svg:y="3.54cm">
          <draw:text-box>
            <text:p><text:span text:style-name="T2">[a,b]</text:span></text:p>
          </draw:text-box>
        </draw:frame>
        <draw:frame draw:style-name="gr3" draw:text-style-name="P3" draw:layer="layout" svg:width="0.9cm" svg:height="0.645cm" svg:x="11.166cm" svg:y="4.8cm">
          <draw:text-box>
            <text:p><text:span text:style-name="T2">+d</text:span></text:p>
          </draw:text-box>
        </draw:frame>
        <draw:line draw:style-name="gr4" draw:text-style-name="P1" draw:layer="layout" svg:x1="11.033cm" svg:y1="5.191cm" svg:x2="7.985cm" svg:y2="5.191cm">
          <text:p/>
        </draw:line>
        <draw:frame draw:style-name="gr3" draw:text-style-name="P3" draw:layer="layout" svg:width="0.9cm" svg:height="0.645cm" svg:x="8.812cm" svg:y="4.673cm">
          <draw:text-box>
            <text:p><text:span text:style-name="T2">+d</text:span></text:p>
          </draw:text-box>
        </draw:frame>
        <draw:frame draw:style-name="gr3" draw:text-style-name="P3" draw:layer="layout" svg:width="1.459cm" svg:height="0.645cm" svg:x="6.621cm" svg:y="4.048cm">
          <draw:text-box>
            <text:p><text:span text:style-name="T2">[a,b,c]</text:span></text:p>
          </draw:text-box>
        </draw:frame>
        <draw:custom-shape draw:style-name="gr5" draw:text-style-name="P2" draw:layer="layout" svg:width="2.54cm" svg:height="0.635cm" svg:x="10.271cm" svg:y="3.921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524cm" svg:x="1.761cm" svg:y="3.0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83cm" svg:height="0.645cm" svg:x="2.337cm" svg:y="3.531cm">
          <draw:text-box>
            <text:p><text:span text:style-name="T2">+c</text:span></text:p>
          </draw:text-box>
        </draw:frame>
        <draw:custom-shape draw:style-name="gr5" draw:text-style-name="P2" draw:layer="layout" svg:width="2.54cm" svg:height="0.635cm" svg:x="1.761cm" svg:y="2.397cm">
          <text:p text:style-name="P2"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666cm" svg:y1="4.174cm" svg:x2="6.714cm" svg:y2="4.174cm">
          <text:p/>
        </draw:line>
        <draw:frame draw:style-name="gr3" draw:text-style-name="P3" draw:layer="layout" svg:width="0.883cm" svg:height="0.645cm" svg:x="4.493cm" svg:y="3.657cm">
          <draw:text-box>
            <text:p><text:span text:style-name="T2">+c</text:span></text:p>
          </draw:text-box>
        </draw:frame>
        <draw:frame draw:style-name="gr3" draw:text-style-name="P3" draw:layer="layout" svg:width="1.751cm" svg:height="0.645cm" svg:x="6.475cm" svg:y="5.191cm">
          <draw:text-box>
            <text:p><text:span text:style-name="T2">[a,b,c,d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van Semancik</meta:initial-creator>
    <meta:creation-date>2012-05-08T15:45:08</meta:creation-date>
    <dc:date>2012-05-08T16:14:43</dc:date>
    <dc:creator>Radovan Semancik</dc:creator>
    <meta:editing-duration>PT29M36S</meta:editing-duration>
    <meta:editing-cycles>14</meta:editing-cycles>
    <meta:generator>LibreOffice/3.3$Linux LibreOffice_project/330m19$Build-202</meta:generator>
    <meta:document-statistic meta:object-count="106"/>
  </office:meta>
</office:document-meta>
</file>